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9" style:family="table-cell" style:parent-style-name="Default" style:data-style-name="N50">
      <style:table-cell-properties fo:background-color="#81d41a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  <style:style style:name="ce15" style:family="table-cell" style:parent-style-name="Default" style:data-style-name="N0"/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9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23669.394645" calcext:value-type="float">
            <text:p>23669.394645</text:p>
          </table:table-cell>
          <table:table-cell table:formula="of:=[.H2]/24/365" office:value-type="float" office:value="2.70198569006849" calcext:value-type="float">
            <text:p>2.70198569006849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417" calcext:value-type="float">
            <text:p>37.7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2806" calcext:value-type="float">
            <text:p>37.72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361" calcext:value-type="float">
            <text:p>37.66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7306" calcext:value-type="float">
            <text:p>37.773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2556" calcext:value-type="float">
            <text:p>37.82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389" calcext:value-type="float">
            <text:p>37.70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0417" calcext:value-type="float">
            <text:p>37.8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75" calcext:value-type="float">
            <text:p>37.66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9556" calcext:value-type="float">
            <text:p>37.79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4.195" calcext:value-type="float">
            <text:p>54.195</text:p>
          </table:table-cell>
          <table:table-cell office:value-type="string" calcext:value-type="string">
            <text:p>05/04/2022 – 13:13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Ids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37667" calcext:value-type="float">
            <text:p>42.37667</text:p>
          </table:table-cell>
          <table:table-cell office:value-type="string" calcext:value-type="string">
            <text:p>12/04/2022 – 10:32</text:p>
          </table:table-cell>
          <table:table-cell/>
          <table:table-cell table:style-name="ce18" office:value-type="string" calcext:value-type="string">
            <text:p>47:38: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43167" calcext:value-type="float">
            <text:p>43.43167</text:p>
          </table:table-cell>
          <table:table-cell office:value-type="string" calcext:value-type="string">
            <text:p>12/04/2022 – 10:32</text:p>
          </table:table-cell>
          <table:table-cell/>
          <table:table-cell table:style-name="ce18" office:value-type="string" calcext:value-type="string">
            <text:p>42:22: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54389" calcext:value-type="float">
            <text:p>47.54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4" calcext:value-type="float">
            <text:p>88458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29889" calcext:value-type="float">
            <text:p>38.298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5" calcext:value-type="float">
            <text:p>88458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295" calcext:value-type="float">
            <text:p>47.29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6" calcext:value-type="float">
            <text:p>88458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5.81667" calcext:value-type="float">
            <text:p>45.816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7" calcext:value-type="float">
            <text:p>88458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23222" calcext:value-type="float">
            <text:p>42.232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8" calcext:value-type="float">
            <text:p>88458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74" calcext:value-type="float">
            <text:p>47.7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9" calcext:value-type="float">
            <text:p>88458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33611" calcext:value-type="float">
            <text:p>43.336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0" calcext:value-type="float">
            <text:p>88458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76278" calcext:value-type="float">
            <text:p>43.762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1" calcext:value-type="float">
            <text:p>88458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52361" calcext:value-type="float">
            <text:p>42.5236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2" calcext:value-type="float">
            <text:p>88458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9389" calcext:value-type="float">
            <text:p>32.09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3" calcext:value-type="float">
            <text:p>88458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3111" calcext:value-type="float">
            <text:p>32.231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4" calcext:value-type="float">
            <text:p>88458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5.47778" calcext:value-type="float">
            <text:p>45.47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5" calcext:value-type="float">
            <text:p>88458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39917" calcext:value-type="float">
            <text:p>42.39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6" calcext:value-type="float">
            <text:p>88458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64639" calcext:value-type="float">
            <text:p>42.64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7" calcext:value-type="float">
            <text:p>88458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10167" calcext:value-type="float">
            <text:p>47.101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8" calcext:value-type="float">
            <text:p>88458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50.92472" calcext:value-type="float">
            <text:p>50.92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9" calcext:value-type="float">
            <text:p>88458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173" calcext:value-type="float">
            <text:p>88691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174" calcext:value-type="float">
            <text:p>88691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175" calcext:value-type="float">
            <text:p>88691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176" calcext:value-type="float">
            <text:p>88691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177" calcext:value-type="float">
            <text:p>88691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178" calcext:value-type="float">
            <text:p>88691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179" calcext:value-type="float">
            <text:p>88691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180" calcext:value-type="float">
            <text:p>88691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181" calcext:value-type="float">
            <text:p>88691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182" calcext:value-type="float">
            <text:p>88691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183" calcext:value-type="float">
            <text:p>88691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184" calcext:value-type="float">
            <text:p>88691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185" calcext:value-type="float">
            <text:p>88691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186" calcext:value-type="float">
            <text:p>88691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187" calcext:value-type="float">
            <text:p>88691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188" calcext:value-type="float">
            <text:p>88691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189" calcext:value-type="float">
            <text:p>88691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190" calcext:value-type="float">
            <text:p>88691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191" calcext:value-type="float">
            <text:p>88691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192" calcext:value-type="float">
            <text:p>88691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193" calcext:value-type="float">
            <text:p>88691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194" calcext:value-type="float">
            <text:p>88691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195" calcext:value-type="float">
            <text:p>88691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196" calcext:value-type="float">
            <text:p>88691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197" calcext:value-type="float">
            <text:p>88691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198" calcext:value-type="float">
            <text:p>88691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199" calcext:value-type="float">
            <text:p>88691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00" calcext:value-type="float">
            <text:p>88692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01" calcext:value-type="float">
            <text:p>88692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02" calcext:value-type="float">
            <text:p>88692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03" calcext:value-type="float">
            <text:p>88692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04" calcext:value-type="float">
            <text:p>88692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05" calcext:value-type="float">
            <text:p>88692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06" calcext:value-type="float">
            <text:p>88692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07" calcext:value-type="float">
            <text:p>88692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08" calcext:value-type="float">
            <text:p>88692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09" calcext:value-type="float">
            <text:p>88692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10" calcext:value-type="float">
            <text:p>88692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11" calcext:value-type="float">
            <text:p>88692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12" calcext:value-type="float">
            <text:p>88692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13" calcext:value-type="float">
            <text:p>88692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14" calcext:value-type="float">
            <text:p>88692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15" calcext:value-type="float">
            <text:p>88692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16" calcext:value-type="float">
            <text:p>88692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17" calcext:value-type="float">
            <text:p>88692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18" calcext:value-type="float">
            <text:p>88692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19" calcext:value-type="float">
            <text:p>88692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20" calcext:value-type="float">
            <text:p>88692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21" calcext:value-type="float">
            <text:p>88692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22" calcext:value-type="float">
            <text:p>88692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23" calcext:value-type="float">
            <text:p>88692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24" calcext:value-type="float">
            <text:p>88692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25" calcext:value-type="float">
            <text:p>88692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26" calcext:value-type="float">
            <text:p>88692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27" calcext:value-type="float">
            <text:p>88692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28" calcext:value-type="float">
            <text:p>88692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29" calcext:value-type="float">
            <text:p>88692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30" calcext:value-type="float">
            <text:p>88692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31" calcext:value-type="float">
            <text:p>88692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32" calcext:value-type="float">
            <text:p>88692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33" calcext:value-type="float">
            <text:p>88692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34" calcext:value-type="float">
            <text:p>88692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35" calcext:value-type="float">
            <text:p>88692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36" calcext:value-type="float">
            <text:p>88692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37" calcext:value-type="float">
            <text:p>88692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38" calcext:value-type="float">
            <text:p>88692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39" calcext:value-type="float">
            <text:p>88692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40" calcext:value-type="float">
            <text:p>88692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41" calcext:value-type="float">
            <text:p>88692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42" calcext:value-type="float">
            <text:p>88692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43" calcext:value-type="float">
            <text:p>88692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44" calcext:value-type="float">
            <text:p>88692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45" calcext:value-type="float">
            <text:p>88692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46" calcext:value-type="float">
            <text:p>88692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47" calcext:value-type="float">
            <text:p>88692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48" calcext:value-type="float">
            <text:p>88692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49" calcext:value-type="float">
            <text:p>88692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50" calcext:value-type="float">
            <text:p>88692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51" calcext:value-type="float">
            <text:p>88692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 table:style-name="ce10"/>
          <table:table-cell office:value-type="string" calcext:value-type="string">
            <text:p>28/04/2022 – 11:14</text:p>
          </table:table-cell>
          <table:table-cell table:style-name="ce10"/>
          <table:table-cell office:value-type="float" office:value="8869252" calcext:value-type="float">
            <text:p>88692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05" calcext:value-type="float">
            <text:p>32.20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0" calcext:value-type="float">
            <text:p>88458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9444" calcext:value-type="float">
            <text:p>32.1944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1" calcext:value-type="float">
            <text:p>88458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4472" calcext:value-type="float">
            <text:p>32.24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2" calcext:value-type="float">
            <text:p>88458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8972" calcext:value-type="float">
            <text:p>32.089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3" calcext:value-type="float">
            <text:p>88458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99639" calcext:value-type="float">
            <text:p>38.99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4" calcext:value-type="float">
            <text:p>88458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222" calcext:value-type="float">
            <text:p>32.132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5" calcext:value-type="float">
            <text:p>88458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333" calcext:value-type="float">
            <text:p>32.1333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6" calcext:value-type="float">
            <text:p>88458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50028" calcext:value-type="float">
            <text:p>47.5002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7" calcext:value-type="float">
            <text:p>88458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20861" calcext:value-type="float">
            <text:p>38.2086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8" calcext:value-type="float">
            <text:p>88458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0.47944" calcext:value-type="float">
            <text:p>40.4794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9" calcext:value-type="float">
            <text:p>88458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9" calcext:value-type="float">
            <text:p>32.1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0" calcext:value-type="float">
            <text:p>88458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6.68806" calcext:value-type="float">
            <text:p>66.688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1" calcext:value-type="float">
            <text:p>88458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5.94917" calcext:value-type="float">
            <text:p>45.94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2" calcext:value-type="float">
            <text:p>88458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87972" calcext:value-type="float">
            <text:p>43.879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3" calcext:value-type="float">
            <text:p>88458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5806" calcext:value-type="float">
            <text:p>32.158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4" calcext:value-type="float">
            <text:p>88458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0778" calcext:value-type="float">
            <text:p>32.10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5" calcext:value-type="float">
            <text:p>88458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4111" calcext:value-type="float">
            <text:p>32.141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6" calcext:value-type="float">
            <text:p>88458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5111" calcext:value-type="float">
            <text:p>32.151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7" calcext:value-type="float">
            <text:p>88458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7389" calcext:value-type="float">
            <text:p>32.17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8" calcext:value-type="float">
            <text:p>88458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4639" calcext:value-type="float">
            <text:p>32.14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9" calcext:value-type="float">
            <text:p>88458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278" calcext:value-type="float">
            <text:p>32.182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0" calcext:value-type="float">
            <text:p>88458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5611" calcext:value-type="float">
            <text:p>32.156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1" calcext:value-type="float">
            <text:p>88458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45722" calcext:value-type="float">
            <text:p>32.457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2" calcext:value-type="float">
            <text:p>88458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1667" calcext:value-type="float">
            <text:p>32.216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3" calcext:value-type="float">
            <text:p>88458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361" calcext:value-type="float">
            <text:p>32.1836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4" calcext:value-type="float">
            <text:p>88458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7.61583" calcext:value-type="float">
            <text:p>37.615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5" calcext:value-type="float">
            <text:p>88458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8167" calcext:value-type="float">
            <text:p>32.281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6" calcext:value-type="float">
            <text:p>88458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7028" calcext:value-type="float">
            <text:p>32.0702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7" calcext:value-type="float">
            <text:p>88458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12806" calcext:value-type="float">
            <text:p>42.128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8" calcext:value-type="float">
            <text:p>88458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0.0625" calcext:value-type="float">
            <text:p>50.062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9" calcext:value-type="float">
            <text:p>88458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472" calcext:value-type="float">
            <text:p>32.13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0" calcext:value-type="float">
            <text:p>88458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2472" calcext:value-type="float">
            <text:p>32.22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1" calcext:value-type="float">
            <text:p>88458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90417" calcext:value-type="float">
            <text:p>38.904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2" calcext:value-type="float">
            <text:p>88458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035" calcext:value-type="float">
            <text:p>41.03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3" calcext:value-type="float">
            <text:p>88458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8944" calcext:value-type="float">
            <text:p>32.0894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4" calcext:value-type="float">
            <text:p>88458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7417" calcext:value-type="float">
            <text:p>41.974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5" calcext:value-type="float">
            <text:p>88458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3222" calcext:value-type="float">
            <text:p>32.232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6" calcext:value-type="float">
            <text:p>88458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5056" calcext:value-type="float">
            <text:p>32.1505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7" calcext:value-type="float">
            <text:p>88458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7417" calcext:value-type="float">
            <text:p>41.974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8" calcext:value-type="float">
            <text:p>88458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0.0625" calcext:value-type="float">
            <text:p>50.062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9" calcext:value-type="float">
            <text:p>88458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1667" calcext:value-type="float">
            <text:p>32.016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0" calcext:value-type="float">
            <text:p>88458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7925" calcext:value-type="float">
            <text:p>43.792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1" calcext:value-type="float">
            <text:p>88458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6.23194" calcext:value-type="float">
            <text:p>46.231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2" calcext:value-type="float">
            <text:p>88458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8.32194" calcext:value-type="float">
            <text:p>68.321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3" calcext:value-type="float">
            <text:p>88458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6.11194" calcext:value-type="float">
            <text:p>36.111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4" calcext:value-type="float">
            <text:p>88458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44194" calcext:value-type="float">
            <text:p>41.441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5" calcext:value-type="float">
            <text:p>88458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64528" calcext:value-type="float">
            <text:p>43.6452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6" calcext:value-type="float">
            <text:p>88458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" calcext:value-type="float">
            <text:p>32.1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7" calcext:value-type="float">
            <text:p>88458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1583" calcext:value-type="float">
            <text:p>32.115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8" calcext:value-type="float">
            <text:p>88458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889" calcext:value-type="float">
            <text:p>32.188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9" calcext:value-type="float">
            <text:p>88458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0139" calcext:value-type="float">
            <text:p>32.201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0" calcext:value-type="float">
            <text:p>88458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611" calcext:value-type="float">
            <text:p>32.136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1" calcext:value-type="float">
            <text:p>88458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4028" calcext:value-type="float">
            <text:p>32.2402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2" calcext:value-type="float">
            <text:p>88458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1694" calcext:value-type="float">
            <text:p>32.216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3" calcext:value-type="float">
            <text:p>88458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9778" calcext:value-type="float">
            <text:p>32.19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4" calcext:value-type="float">
            <text:p>88458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1667" calcext:value-type="float">
            <text:p>32.016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5" calcext:value-type="float">
            <text:p>88458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6167" calcext:value-type="float">
            <text:p>32.261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6" calcext:value-type="float">
            <text:p>88458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2333" calcext:value-type="float">
            <text:p>32.2233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7" calcext:value-type="float">
            <text:p>88458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0722" calcext:value-type="float">
            <text:p>32.207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8" calcext:value-type="float">
            <text:p>88458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27472" calcext:value-type="float">
            <text:p>38.27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9" calcext:value-type="float">
            <text:p>88458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31889" calcext:value-type="float">
            <text:p>32.318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0" calcext:value-type="float">
            <text:p>88458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00083" calcext:value-type="float">
            <text:p>43.000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1" calcext:value-type="float">
            <text:p>88458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9583" calcext:value-type="float">
            <text:p>32.195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2" calcext:value-type="float">
            <text:p>88458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0.38444" calcext:value-type="float">
            <text:p>40.3844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3" calcext:value-type="float">
            <text:p>88458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9.55778" calcext:value-type="float">
            <text:p>39.55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4" calcext:value-type="float">
            <text:p>88458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56444" calcext:value-type="float">
            <text:p>42.5644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5" calcext:value-type="float">
            <text:p>88458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605" calcext:value-type="float">
            <text:p>42.60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6" calcext:value-type="float">
            <text:p>88458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4722" calcext:value-type="float">
            <text:p>41.947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7" calcext:value-type="float">
            <text:p>88458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8.93806" calcext:value-type="float">
            <text:p>68.938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8" calcext:value-type="float">
            <text:p>88458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19167" calcext:value-type="float">
            <text:p>43.191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9" calcext:value-type="float">
            <text:p>88458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5639" calcext:value-type="float">
            <text:p>41.95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0" calcext:value-type="float">
            <text:p>88458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3889" calcext:value-type="float">
            <text:p>41.938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1" calcext:value-type="float">
            <text:p>88458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6.06083" calcext:value-type="float">
            <text:p>66.060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2" calcext:value-type="float">
            <text:p>88458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36917" calcext:value-type="float">
            <text:p>47.36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3" calcext:value-type="float">
            <text:p>88458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13556" calcext:value-type="float">
            <text:p>43.1355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4" calcext:value-type="float">
            <text:p>88458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5667" calcext:value-type="float">
            <text:p>32.056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5" calcext:value-type="float">
            <text:p>88458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2083" calcext:value-type="float">
            <text:p>32.120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6" calcext:value-type="float">
            <text:p>88458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75" calcext:value-type="float">
            <text:p>32.187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7" calcext:value-type="float">
            <text:p>88458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1.33583" calcext:value-type="float">
            <text:p>51.335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8" calcext:value-type="float">
            <text:p>88458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917" calcext:value-type="float">
            <text:p>32.18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9" calcext:value-type="float">
            <text:p>88458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2722" calcext:value-type="float">
            <text:p>32.227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0" calcext:value-type="float">
            <text:p>88459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27194" calcext:value-type="float">
            <text:p>41.271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1" calcext:value-type="float">
            <text:p>88459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86889" calcext:value-type="float">
            <text:p>38.868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2" calcext:value-type="float">
            <text:p>88459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2556" calcext:value-type="float">
            <text:p>32.1255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3" calcext:value-type="float">
            <text:p>88459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23194" calcext:value-type="float">
            <text:p>42.231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4" calcext:value-type="float">
            <text:p>88459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4306" calcext:value-type="float">
            <text:p>32.143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5" calcext:value-type="float">
            <text:p>88459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8778" calcext:value-type="float">
            <text:p>32.08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6" calcext:value-type="float">
            <text:p>88459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83111" calcext:value-type="float">
            <text:p>42.831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7" calcext:value-type="float">
            <text:p>88459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1278" calcext:value-type="float">
            <text:p>32.212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8" calcext:value-type="float">
            <text:p>88459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4306" calcext:value-type="float">
            <text:p>32.143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9" calcext:value-type="float">
            <text:p>88459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1556" calcext:value-type="float">
            <text:p>32.2155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0" calcext:value-type="float">
            <text:p>88459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28/04/2022 – 11:14</text:p>
          </table:table-cell>
          <table:table-cell/>
          <table:table-cell office:value-type="float" office:value="8869253" calcext:value-type="float">
            <text:p>88692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28/04/2022 – 11:14</text:p>
          </table:table-cell>
          <table:table-cell/>
          <table:table-cell office:value-type="float" office:value="8869254" calcext:value-type="float">
            <text:p>88692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28/04/2022 – 11:14</text:p>
          </table:table-cell>
          <table:table-cell/>
          <table:table-cell office:value-type="float" office:value="8869255" calcext:value-type="float">
            <text:p>88692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28/04/2022 – 11:14</text:p>
          </table:table-cell>
          <table:table-cell/>
          <table:table-cell office:value-type="float" office:value="8869256" calcext:value-type="float">
            <text:p>88692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07056" calcext:value-type="float">
            <text:p>42.0705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5" calcext:value-type="float">
            <text:p>88459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0917" calcext:value-type="float">
            <text:p>32.10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6" calcext:value-type="float">
            <text:p>88459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8639" calcext:value-type="float">
            <text:p>32.08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7" calcext:value-type="float">
            <text:p>88459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6389" calcext:value-type="float">
            <text:p>32.16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8" calcext:value-type="float">
            <text:p>88459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39306" calcext:value-type="float">
            <text:p>41.393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9" calcext:value-type="float">
            <text:p>88459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3"/>
          <table:table-cell office:value-type="float" office:value="8845920" calcext:value-type="float">
            <text:p>88459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4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11:08:47.674373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2-04-28T11:15:30.729503504</dc:date>
    <meta:editing-duration>P5DT16H41M39S</meta:editing-duration>
    <meta:editing-cycles>240</meta:editing-cycles>
    <meta:document-statistic meta:table-count="1" meta:cell-count="7552" meta:object-count="0"/>
  </office:meta>
</office:document-meta>
</file>